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background-color="#fff200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Questions and Answers – Bean Post Processors</text:p>
      <text:p text:style-name="P1">This set of Java Spring Multiple Choice Questions &amp; Answers (MCQs) focuses on “Bean Post Processors”.</text:p>
      <text:p text:style-name="P1"/>
      <text:p text:style-name="P1">1. Method used to process bean before initialization callback</text:p>
      <text:p text:style-name="P1">a) scope</text:p>
      <text:p text:style-name="P1">b) postProcessAfterInitialization()</text:p>
      <text:p text:style-name="P2">c) postProcessBeforeInitialization()</text:p>
      <text:p text:style-name="P1">d) it’s own constructor</text:p>
      <text:p text:style-name="P1"/>
      <text:p text:style-name="P1"/>
      <text:p text:style-name="P1">2. Method used to process bean after initialization callback</text:p>
      <text:p text:style-name="P1">a) scope</text:p>
      <text:p text:style-name="P1">b) getBean</text:p>
      <text:p text:style-name="P2">c) postProcessAfterInitialization()</text:p>
      <text:p text:style-name="P1">d) it’s own constructor</text:p>
      <text:p text:style-name="P1"/>
      <text:p text:style-name="P1"/>
      <text:p text:style-name="P1">3. Which method is used to gracefully shutdown all the bean processes after closing the spring container?</text:p>
      <text:p text:style-name="P2">a) shutdownHook</text:p>
      <text:p text:style-name="P1">b) destroy method</text:p>
      <text:p text:style-name="P1">c) none of the mentioned</text:p>
      <text:p text:style-name="P1">d) all of the mentioned</text:p>
      <text:p text:style-name="P1"/>
      <text:p text:style-name="P1"/>
      <text:p text:style-name="P1">4. Which method is used to register BeanPostProcessor?</text:p>
      <text:p text:style-name="P2">a) addBeanPostProcessors</text:p>
      <text:p text:style-name="P1">b) registerBeanPostProcessors</text:p>
      <text:p text:style-name="P1">c) addBeanProcessors</text:p>
      <text:p text:style-name="P1">d) none of the mentioned</text:p>
      <text:p text:style-name="P1"/>
      <text:p text:style-name="P1"/>
      <text:p text:style-name="P1">5. In application context, BeanPost Processors are registered using addBeanPostProcessors method</text:p>
      <text:p text:style-name="P1">a) True</text:p>
      <text:p text:style-name="P2">b) False</text:p>
      <text:p text:style-name="P1"/>
      <text:p text:style-name="P1"/>
      <text:p text:style-name="P1"><text:soft-page-break/>6. Which Interface for bean Post Processor is used to distinguish between checked beans</text:p>
      <text:p text:style-name="P2">a) StorageConfig</text:p>
      <text:p text:style-name="P1">b) Marker</text:p>
      <text:p text:style-name="P1">c) None of the mentioned</text:p>
      <text:p text:style-name="P1">d) All of the mentioned</text:p>
      <text:p text:style-name="P1"/>
      <text:p text:style-name="P1"/>
      <text:p text:style-name="P1">7. Which method of bean post processors is used to check path existence</text:p>
      <text:p text:style-name="P2">a) getPath</text:p>
      <text:p text:style-name="P1">b) setPath</text:p>
      <text:p text:style-name="P1">c) value</text:p>
      <text:p text:style-name="P1">d) auto-wiring</text:p>
      <text:p text:style-name="P1"/>
      <text:p text:style-name="P1">8. It’s possible to replace the original bean instance with a brand-new instance in your bean post processor</text:p>
      <text:p text:style-name="P2">a) True</text:p>
      <text:p text:style-name="P1">b) False</text:p>
      <text:p text:style-name="P1"/>
      <text:p text:style-name="P1"/>
      <text:p text:style-name="P1">9. PathCheckingBeanPostProcessor will not work properly in case of:-</text:p>
      <text:p text:style-name="P1">a) XML Configuration</text:p>
      <text:p text:style-name="P1">b) Java based Configuration</text:p>
      <text:p text:style-name="P2">c) JSR Annotation</text:p>
      <text:p text:style-name="P1">d) None of the mentioned</text:p>
      <text:p text:style-name="P1"/>
      <text:p text:style-name="P1"/>
      <text:p text:style-name="P1">10. Which bean factory post processor externalizes part of the bean configurations into a properties file</text:p>
      <text:p text:style-name="P2">a) PropertyPlaceholderConfigurer</text:p>
      <text:p text:style-name="P1">b) PropertyPlaceholderRegister</text:p>
      <text:p text:style-name="P1">c) PropertyGetPath</text:p>
      <text:p text:style-name="P1">d) None of the mentioned</text:p>
      <text:p text:style-name="P1"/>
      <text:p text:style-name="P1"/>
      <text:p text:style-name="P1">11. Which interface defines methods for resolving text messages</text:p>
      <text:p text:style-name="P2">a) MessageSource</text:p>
      <text:p text:style-name="P1">b) ApplicationListener</text:p>
      <text:p text:style-name="P1">c) ApplicationContextListener</text:p>
      <text:p text:style-name="P1"><text:soft-page-break/>d) TextEvent</text:p>
      <text:p text:style-name="P1"/>
      <text:p text:style-name="P1"/>
      <text:p text:style-name="P1">12. Which interface is used to listen to certain events</text:p>
      <text:p text:style-name="P2">a) ApplicationListener</text:p>
      <text:p text:style-name="P1">b) ContextListener</text:p>
      <text:p text:style-name="P1">c) EventListener</text:p>
      <text:p text:style-name="P1">d) None of the mentioned</text:p>
      <text:p text:style-name="P1"/>
      <text:p text:style-name="P1"/>
      <text:p text:style-name="P1">13. Which method is used to publish your own custom event</text:p>
      <text:p text:style-name="P1">a) contextPublish</text:p>
      <text:p text:style-name="P2">b) publishEvent</text:p>
      <text:p text:style-name="P1">c) applicationEventPublish</text:p>
      <text:p text:style-name="P1">d) addEvent</text:p>
      <text:p text:style-name="P1"/>
      <text:p text:style-name="P1"/>
      <text:p text:style-name="P1">14. Which of the following is a well known recognized event</text:p>
      <text:p text:style-name="P1">a) ContextCloasedEvemt</text:p>
      <text:p text:style-name="P1">b) ContextRefreshedEvent</text:p>
      <text:p text:style-name="P1">c) RequestHandledEvent</text:p>
      <text:p text:style-name="P2">d) All of the mentioned</text:p>
      <text:p text:style-name="P1"/>
      <text:p text:style-name="P1"/>
      <text:p text:style-name="P1"/>
      <text:p text:style-name="P1"/>
      <text:p text:style-name="P1"/>
      <text:p text:style-name="P1">15. Which event is provoked when web request comes into action</text:p>
      <text:p text:style-name="P1">a) ContextClosedEvent</text:p>
      <text:p text:style-name="P1">b) ContextStoppedEvent</text:p>
      <text:p text:style-name="P1">c) SessionEvent</text:p>
      <text:p text:style-name="P2">d) RequestHandledEv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8:22:32.101676606</meta:creation-date>
    <dc:date>2019-03-27T23:12:27.278979888</dc:date>
    <meta:editing-duration>PT5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73" meta:word-count="347" meta:character-count="2352" meta:non-whitespace-character-count="2077"/>
  </office:meta>
</office:document-meta>
</file>